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 fo:padding-bottom="1cm"/>
    </style:style>
    <style:style style:name="gr3" style:family="graphic" style:parent-style-name="objectwithoutfill">
      <style:graphic-properties draw:fill="none" draw:textarea-horizontal-align="center" draw:textarea-vertical-align="middle" fo:padding-bottom="1cm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3.8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4cm"/>
    </style:style>
    <style:style style:name="gr16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cm" svg:height="11.3cm" svg:x="7.4cm" svg:y="4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cm" svg:y1="8.3cm" svg:x2="15.6cm" svg:y2="8.3cm">
          <text:p/>
        </draw:line>
        <draw:line draw:style-name="gr3" draw:text-style-name="P1" draw:layer="layout" svg:x1="6cm" svg:y1="9.9cm" svg:x2="7.7cm" svg:y2="9.9cm">
          <text:p text:style-name="P1">MD</text:p>
        </draw:line>
        <draw:line draw:style-name="gr3" draw:text-style-name="P1" draw:layer="layout" svg:x1="6cm" svg:y1="11.3cm" svg:x2="7.7cm" svg:y2="11.3cm">
          <text:p text:style-name="P1">CLK<text:tab/></text:p>
        </draw:line>
        <draw:line draw:style-name="gr3" draw:text-style-name="P1" draw:layer="layout" svg:x1="6cm" svg:y1="12.6cm" svg:x2="7.7cm" svg:y2="12.6cm">
          <text:p text:style-name="P1">RST</text:p>
        </draw:line>
        <draw:line draw:style-name="gr3" draw:text-style-name="P1" draw:layer="layout" svg:x1="22cm" svg:y1="8.3cm" svg:x2="29.7cm" svg:y2="8.3cm">
          <text:p text:style-name="P1">OUT</text:p>
        </draw:line>
        <draw:custom-shape draw:style-name="gr4" draw:text-style-name="P1" xml:id="id4" draw:id="id4" draw:layer="layout" svg:width="7.6cm" svg:height="2cm" svg:x="10.9cm" svg:y="9.8cm">
          <text:p text:style-name="P1">CRC LOGI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1cm" svg:x="15.6cm" svg:y="7.7cm">
          <text:p text:style-name="P1">FF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6cm" svg:y1="8.3cm" svg:x2="11.6cm" svg:y2="9.8cm">
          <text:p/>
        </draw:line>
        <draw:custom-shape draw:style-name="gr4" draw:text-style-name="P1" xml:id="id3" draw:id="id3" draw:layer="layout" svg:width="1.6cm" svg:height="3.7cm" svg:x="20.4cm" svg:y="7.3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6.7cm" svg:height="1.8cm" svg:x="10.6cm" svg:y="13.8cm">
          <text:p text:style-name="P1">Clock Coun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6cm" svg:height="1.9cm" svg:x="8.7cm" svg:y="7.3cm">
          <text:p text:style-name="P1">AN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8.3cm" svg:x2="8.7cm" svg:y2="8.3cm">
          <text:p text:style-name="P1">IN</text:p>
        </draw:line>
        <draw:line draw:style-name="gr7" draw:text-style-name="P1" draw:layer="layout" svg:x1="18.5cm" svg:y1="10.9cm" svg:x2="20.4cm" svg:y2="9.3cm">
          <text:p/>
        </draw:line>
        <draw:line draw:style-name="gr7" draw:text-style-name="P1" draw:layer="layout" svg:x1="17.3cm" svg:y1="8.3cm" svg:x2="20.5cm" svg:y2="8.3cm">
          <text:p/>
        </draw:line>
        <draw:connector draw:style-name="gr7" draw:text-style-name="P1" draw:layer="layout" draw:line-skew="1.4cm" svg:x1="13.95cm" svg:y1="13.8cm" svg:x2="9.5cm" svg:y2="9.2cm" draw:start-shape="id1" draw:start-glue-point="0" draw:end-shape="id2" draw:end-glue-point="2" svg:d="m13950 13800v-900h-4450v-3700">
          <text:p/>
        </draw:connector>
        <draw:connector draw:style-name="gr7" draw:text-style-name="P1" draw:layer="layout" draw:line-skew="0.5cm" svg:x1="13.95cm" svg:y1="13.8cm" svg:x2="21.2cm" svg:y2="11cm" draw:start-shape="id1" draw:start-glue-point="0" draw:end-shape="id3" draw:end-glue-point="2" svg:d="m13950 13800v-900h7250v-1900">
          <text:p/>
        </draw:connector>
        <draw:frame draw:style-name="gr8" draw:text-style-name="P2" draw:layer="layout" svg:width="3.876cm" svg:height="0.725cm" svg:x="21.6cm" svg:y="11.9cm">
          <draw:text-box>
            <text:p text:style-name="P2"><text:span text:style-name="T1">Controllo di uscita</text:span></text:p>
          </draw:text-box>
        </draw:frame>
        <draw:frame draw:style-name="gr8" draw:layer="layout" svg:width="3.567cm" svg:height="0.962cm" svg:x="14.633cm" svg:y="6.6cm">
          <draw:text-box>
            <text:p>Flip Flop D</text:p>
          </draw:text-box>
        </draw:frame>
        <draw:frame draw:style-name="gr9" draw:layer="layout" svg:width="26.9cm" svg:height="4.05cm" svg:x="1.3cm" svg:y="1cm">
          <draw:text-box>
            <text:p><text:span text:style-name="T1">CRC Logic è un registro a scorrimento più alcune parti di logica chiamate Xor_enable che servono a calcolare la CRC secondo l’algoritmo visto in </text:span><text:span text:style-name="T1"><text:a xlink:href="https://en.wikipedia.org/wiki/Computation_of_CRC">https://en.wikipedia.org/wiki/Computation_of_CRC</text:a></text:span><text:span text:style-name="T1"> e in </text:span><text:span text:style-name="T1"><text:a xlink:href="http://www3.rad.co.il/networks/1994/err_con/crc_hard.htm">http://www3.rad.co.il/networks/1994/err_con/crc_hard.htm</text:a></text:span><text:span text:style-name="T1">.</text:span></text:p>
            <text:p><text:span text:style-name="T1">Il nome si può e si deve cambiare perché non fornisce effettiva informazione su quello che fa quel modulo. In pratica CRC Logic ha un segnale di enable che dice quando calcolare il CRC o quando essere un semplice registro a scorrimento. Il segnale è fornito da Clock Counter </text:span></text:p>
          </draw:text-box>
        </draw:frame>
        <draw:connector draw:style-name="gr7" draw:text-style-name="P1" draw:layer="layout" svg:x1="13.95cm" svg:y1="13.8cm" svg:x2="14.7cm" svg:y2="11.8cm" draw:start-shape="id1" draw:start-glue-point="0" draw:end-shape="id4" draw:end-glue-point="2" svg:d="m13950 13800v-1000h750v-1000">
          <text:p/>
        </draw:connector>
        <draw:frame draw:style-name="gr10" draw:text-style-name="P2" draw:layer="layout" svg:width="2.9cm" svg:height="0.75cm" svg:x="15.1cm" svg:y="12cm">
          <draw:text-box>
            <text:p text:style-name="P2"><text:span text:style-name="T1">CRC enable</text:span></text:p>
          </draw:text-box>
        </draw:frame>
        <officeooo:annotation svg:x="8.622cm" svg:y="6.35cm">
          <dc:date>2012-12-21T17:27:26</dc:date>
          <text:p>Abilita la spedizione di 56 bit e basta</text:p>
          <text:p/>
          <text:p>Pensavo di aggiungere un segnale extra tipo “IN_ENABLE” per dire che si sta calcolando la CRC e che non saranno accettati ulteriori bit in input</text:p>
        </officeooo:annotation>
        <officeooo:annotation svg:x="15.719cm" svg:y="5.572cm">
          <dc:date>2012-12-21T17:28:19</dc:date>
          <text:p>Salva il bit di input prima di spedirlo. Questo è per avere la sincronizzazione con la CRC logic</text:p>
        </officeooo:annotation>
        <officeooo:annotation svg:x="20.948cm" svg:y="6.195cm">
          <dc:date>2012-12-21T17:29:10</dc:date>
          <text:p>Dopo aver spedito i 56 bit del messaggio </text:p>
        </officeooo:annotation>
        <officeooo:annotation svg:x="15.968cm" svg:y="12.98cm">
          <dc:date>2012-12-21T17:32:13</dc:date>
          <text:p>Lui conta i cicli di clock, in pratica suppongo di avere un nuovo bit ad ogni ciclo di clock sulla linea IN e quando ne ho contati 56 faccio queste cose:</text:p>
          <text:p>- disabilito IN tramite la and</text:p>
          <text:p>- dico che non accetto altri bit su IN con un segnale IN_Enable</text:p>
          <text:p>- Setto il multiplexer in modo che spedisca i bit di CRC logic ad ogni colpo di clock</text:p>
          <text:p>- disabilito i vari Xor_Enable nella CRC_logic in modo che diventi un semplice registro a scorrimento</text:p>
        </officeooo:annotation>
      </draw:page>
      <draw:page draw:name="page2" draw:style-name="dp1" draw:master-page-name="Default">
        <draw:g>
          <draw:custom-shape draw:style-name="gr11" draw:text-style-name="P1" draw:layer="layout" svg:width="27.1cm" svg:height="7.1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10" draw:id="id10" draw:layer="layout" svg:width="3cm" svg:height="0.8cm" draw:transform="rotate (-1.5707963267949) translate (3.4cm 3.5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9" draw:id="id9" draw:layer="layout" svg:width="3cm" svg:height="0.8cm" draw:transform="rotate (-1.5707963267949) translate (8cm 3.6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8" draw:id="id8" draw:layer="layout" svg:width="3cm" svg:height="0.8cm" draw:transform="rotate (-1.5707963267949) translate (11.8cm 3.7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7" draw:id="id7" draw:layer="layout" svg:width="3cm" svg:height="0.8cm" draw:transform="rotate (-1.5707963267949) translate (15.6cm 3.8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6" draw:id="id6" draw:layer="layout" svg:width="3cm" svg:height="0.8cm" draw:transform="rotate (-1.5707963267949) translate (24.9cm 3.8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4.584cm" svg:y="4cm">
            <text:p text:style-name="P1">FFD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0.6cm" svg:y1="4.3cm" svg:x2="2.5cm" svg:y2="4.3cm">
            <text:p text:style-name="P1">IN</text:p>
          </draw:line>
          <draw:custom-shape draw:style-name="gr4" draw:text-style-name="P1" draw:layer="layout" svg:width="1.616cm" svg:height="1.991cm" svg:x="8.7cm" svg:y="4.1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12.384cm" svg:y="4.2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16.384cm" svg:y="4.3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21.6cm" svg:y="4.2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5" draw:id="id5" draw:layer="layout" svg:width="1.616cm" svg:height="1.991cm" svg:x="25.5cm" svg:y="4cm">
            <text:p text:style-name="P1">FFD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3.5cm" svg:y1="4.3cm" svg:x2="4.5cm" svg:y2="4.3cm">
            <text:p/>
          </draw:line>
          <draw:connector draw:style-name="gr13" draw:text-style-name="P1" draw:layer="layout" draw:line-skew="-0.8cm" svg:x1="27.116cm" svg:y1="4.995cm" svg:x2="24.5cm" svg:y2="6.8cm" draw:start-shape="id5" draw:start-glue-point="1" draw:end-shape="id6" draw:end-glue-point="1" svg:d="m27116 4995h484v2354h-3100v-549">
            <text:p/>
          </draw:connector>
          <draw:connector draw:style-name="gr13" draw:text-style-name="P1" draw:layer="layout" svg:x1="27.116cm" svg:y1="4.995cm" svg:x2="15.2cm" svg:y2="6.8cm" draw:start-shape="id5" draw:start-glue-point="1" draw:end-shape="id7" draw:end-glue-point="1" svg:d="m27116 4995h501v2354h-12417v-549">
            <text:p/>
          </draw:connector>
          <draw:connector draw:style-name="gr13" draw:text-style-name="P1" draw:layer="layout" draw:line-skew="0cm 0.151cm" svg:x1="27.116cm" svg:y1="4.995cm" svg:x2="11.4cm" svg:y2="6.7cm" draw:start-shape="id5" draw:start-glue-point="1" draw:end-shape="id8" draw:end-glue-point="1" svg:d="m27116 4995h501v2405h-16217v-700">
            <text:p/>
          </draw:connector>
          <draw:connector draw:style-name="gr13" draw:text-style-name="P1" draw:layer="layout" draw:line-skew="0cm 0.251cm" svg:x1="27.116cm" svg:y1="4.995cm" svg:x2="7.6cm" svg:y2="6.6cm" draw:start-shape="id5" draw:start-glue-point="1" draw:end-shape="id9" draw:end-glue-point="1" svg:d="m27116 4995h501v2405h-20017v-800">
            <text:p/>
          </draw:connector>
          <draw:connector draw:style-name="gr13" draw:text-style-name="P1" draw:layer="layout" draw:line-skew="0cm 0.351cm" svg:x1="27.116cm" svg:y1="4.995cm" svg:x2="3cm" svg:y2="6.5cm" draw:start-shape="id5" draw:start-glue-point="1" draw:end-shape="id10" draw:end-glue-point="1" svg:d="m27116 4995h501v2405h-24617v-900">
            <text:p/>
          </draw:connector>
          <draw:line draw:style-name="gr7" draw:text-style-name="P1" draw:layer="layout" svg:x1="6.2cm" svg:y1="4.3cm" svg:x2="7.2cm" svg:y2="4.3cm">
            <text:p/>
          </draw:line>
          <draw:line draw:style-name="gr7" draw:text-style-name="P1" draw:layer="layout" svg:x1="7.9cm" svg:y1="4.4cm" svg:x2="8.9cm" svg:y2="4.4cm">
            <text:p/>
          </draw:line>
          <draw:line draw:style-name="gr7" draw:text-style-name="P1" draw:layer="layout" svg:x1="10.1cm" svg:y1="4.4cm" svg:x2="11.1cm" svg:y2="4.4cm">
            <text:p/>
          </draw:line>
          <draw:line draw:style-name="gr7" draw:text-style-name="P1" draw:layer="layout" svg:x1="11.7cm" svg:y1="4.4cm" svg:x2="12.7cm" svg:y2="4.4cm">
            <text:p/>
          </draw:line>
          <draw:line draw:style-name="gr7" draw:text-style-name="P1" draw:layer="layout" svg:x1="14cm" svg:y1="4.4cm" svg:x2="15cm" svg:y2="4.4cm">
            <text:p/>
          </draw:line>
          <draw:line draw:style-name="gr7" draw:text-style-name="P1" draw:layer="layout" svg:x1="15.5cm" svg:y1="4.6cm" svg:x2="16.5cm" svg:y2="4.6cm">
            <text:p/>
          </draw:line>
          <draw:line draw:style-name="gr7" draw:text-style-name="P1" draw:layer="layout" svg:x1="17.9cm" svg:y1="4.5cm" svg:x2="18.9cm" svg:y2="4.5cm">
            <text:p/>
          </draw:line>
          <draw:line draw:style-name="gr7" draw:text-style-name="P1" draw:layer="layout" svg:x1="23.1cm" svg:y1="4.4cm" svg:x2="24.1cm" svg:y2="4.4cm">
            <text:p/>
          </draw:line>
          <draw:line draw:style-name="gr7" draw:text-style-name="P1" draw:layer="layout" svg:x1="24.7cm" svg:y1="4.3cm" svg:x2="25.7cm" svg:y2="4.3cm">
            <text:p/>
          </draw:line>
          <draw:line draw:style-name="gr12" draw:text-style-name="P1" draw:layer="layout" svg:x1="27.1cm" svg:y1="5cm" svg:x2="29.6cm" svg:y2="5.1cm">
            <text:p text:style-name="P1">OUT</text:p>
          </draw:line>
          <draw:frame draw:style-name="gr14" draw:layer="layout" svg:width="15.5cm" svg:height="1.15cm" svg:x="1.9cm" svg:y="1.05cm">
            <draw:text-box>
              <text:p>SCHEMA GENERALE PER IL CRC LOGIC</text:p>
            </draw:text-box>
          </draw:frame>
          <draw:line draw:style-name="gr6" draw:text-style-name="P1" draw:layer="layout" svg:x1="0.6cm" svg:y1="2.9cm" svg:x2="27.5cm" svg:y2="3cm">
            <text:p text:style-name="P1">ENABLE</text:p>
          </draw:line>
          <draw:line draw:style-name="gr7" draw:text-style-name="P1" draw:layer="layout" svg:x1="3cm" svg:y1="2.9cm" svg:x2="3cm" svg:y2="3.5cm">
            <text:p/>
          </draw:line>
          <draw:line draw:style-name="gr7" draw:text-style-name="P1" draw:layer="layout" svg:x1="7.6cm" svg:y1="3cm" svg:x2="7.6cm" svg:y2="3.6cm">
            <text:p/>
          </draw:line>
          <draw:line draw:style-name="gr7" draw:text-style-name="P1" draw:layer="layout" svg:x1="11.3cm" svg:y1="3cm" svg:x2="11.3cm" svg:y2="3.6cm">
            <text:p/>
          </draw:line>
          <draw:line draw:style-name="gr7" draw:text-style-name="P1" draw:layer="layout" svg:x1="15.1cm" svg:y1="2.9cm" svg:x2="15.1cm" svg:y2="3.7cm">
            <text:p/>
          </draw:line>
          <draw:line draw:style-name="gr7" draw:text-style-name="P1" draw:layer="layout" svg:x1="24.5cm" svg:y1="2.9cm" svg:x2="24.5cm" svg:y2="3.8cm">
            <text:p/>
          </draw:line>
        </draw:g>
        <draw:frame draw:style-name="gr15" draw:layer="layout" svg:width="23.8cm" svg:height="1.199cm" svg:x="1cm" svg:y="8.8cm">
          <draw:text-box>
            <text:p><text:span text:style-name="T1">Come spiegato in </text:span><text:span text:style-name="T1"><text:a xlink:href="http://www3.rad.co.il/networks/1994/err_con/crc_hard.htm">http://www3.rad.co.il/networks/1994/err_con/crc_hard.htm</text:a></text:span><text:span text:style-name="T1"> il CRC si può implementare introducendo gli xor in questo modo.</text:span></text:p>
          </draw:text-box>
        </draw:frame>
        <draw:g>
          <draw:custom-shape draw:style-name="gr11" draw:text-style-name="P1" draw:layer="layout" svg:width="27.1cm" svg:height="5.8cm" svg:x="0.7cm" svg:y="9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14" draw:id="id14" draw:layer="layout" svg:width="3cm" svg:height="0.8cm" draw:transform="rotate (-1.5707963267949) translate (2.9cm 11.6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3" draw:id="id13" draw:layer="layout" svg:width="3cm" svg:height="0.8cm" draw:transform="rotate (-1.5707963267949) translate (10.4cm 11.6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2" draw:id="id12" draw:layer="layout" svg:width="3cm" svg:height="0.8cm" draw:transform="rotate (-1.5707963267949) translate (24.4cm 11.9cm)">
            <text:p text:style-name="P1">Xor Enabl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4.084cm" svg:y="12.1cm">
            <text:p text:style-name="P1">FFD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0.1cm" svg:y1="12.4cm" svg:x2="2cm" svg:y2="12.4cm">
            <text:p text:style-name="P1">IN</text:p>
          </draw:line>
          <draw:custom-shape draw:style-name="gr4" draw:text-style-name="P1" draw:layer="layout" svg:width="1.616cm" svg:height="1.991cm" svg:x="7cm" svg:y="12.2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11.184cm" svg:y="12.2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14.984cm" svg:y="12.3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16cm" svg:height="1.991cm" svg:x="21.1cm" svg:y="12.3cm">
            <text:p text:style-name="P1">FFD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1" draw:id="id11" draw:layer="layout" svg:width="1.616cm" svg:height="1.991cm" svg:x="25cm" svg:y="12.1cm">
            <text:p text:style-name="P1">FFD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3cm" svg:y1="12.4cm" svg:x2="4cm" svg:y2="12.4cm">
            <text:p/>
          </draw:line>
          <draw:connector draw:style-name="gr13" draw:text-style-name="P1" draw:layer="layout" draw:line-skew="-0.8cm" svg:x1="26.616cm" svg:y1="13.095cm" svg:x2="24cm" svg:y2="14.9cm" draw:start-shape="id11" draw:start-glue-point="1" draw:end-shape="id12" draw:end-glue-point="1" svg:d="m26616 13095h484v2354h-3100v-549">
            <text:p/>
          </draw:connector>
          <draw:connector draw:style-name="gr13" draw:text-style-name="P1" draw:layer="layout" draw:line-skew="0cm 0.151cm" svg:x1="26.616cm" svg:y1="13.095cm" svg:x2="10cm" svg:y2="14.6cm" draw:start-shape="id11" draw:start-glue-point="1" draw:end-shape="id13" draw:end-glue-point="1" svg:d="m26616 13095h501v2205h-17117v-700">
            <text:p/>
          </draw:connector>
          <draw:connector draw:style-name="gr13" draw:text-style-name="P1" draw:layer="layout" draw:line-skew="0cm 0.351cm" svg:x1="26.616cm" svg:y1="13.095cm" svg:x2="2.5cm" svg:y2="14.6cm" draw:start-shape="id11" draw:start-glue-point="1" draw:end-shape="id14" draw:end-glue-point="1" svg:d="m26616 13095h501v2405h-24617v-900">
            <text:p/>
          </draw:connector>
          <draw:line draw:style-name="gr7" draw:text-style-name="P1" draw:layer="layout" svg:x1="5.7cm" svg:y1="12.4cm" svg:x2="7cm" svg:y2="12.4cm">
            <text:p/>
          </draw:line>
          <draw:line draw:style-name="gr7" draw:text-style-name="P1" draw:layer="layout" svg:x1="8.6cm" svg:y1="12.4cm" svg:x2="9.6cm" svg:y2="12.4cm">
            <text:p/>
          </draw:line>
          <draw:line draw:style-name="gr7" draw:text-style-name="P1" draw:layer="layout" svg:x1="10.3cm" svg:y1="12.4cm" svg:x2="11.3cm" svg:y2="12.4cm">
            <text:p/>
          </draw:line>
          <draw:line draw:style-name="gr7" draw:text-style-name="P1" draw:layer="layout" svg:x1="12.6cm" svg:y1="12.4cm" svg:x2="15cm" svg:y2="12.4cm">
            <text:p/>
          </draw:line>
          <draw:line draw:style-name="gr7" draw:text-style-name="P1" draw:layer="layout" svg:x1="16.5cm" svg:y1="12.5cm" svg:x2="17.5cm" svg:y2="12.5cm">
            <text:p/>
          </draw:line>
          <draw:line draw:style-name="gr7" draw:text-style-name="P1" draw:layer="layout" svg:x1="22.6cm" svg:y1="12.5cm" svg:x2="23.6cm" svg:y2="12.5cm">
            <text:p/>
          </draw:line>
          <draw:line draw:style-name="gr7" draw:text-style-name="P1" draw:layer="layout" svg:x1="24.2cm" svg:y1="12.4cm" svg:x2="25.2cm" svg:y2="12.4cm">
            <text:p/>
          </draw:line>
          <draw:line draw:style-name="gr12" draw:text-style-name="P1" xml:id="id15" draw:id="id15" draw:layer="layout" svg:x1="26.6cm" svg:y1="13.1cm" svg:x2="29.1cm" svg:y2="13.2cm">
            <text:p text:style-name="P1">OUT</text:p>
          </draw:line>
          <draw:line draw:style-name="gr6" draw:text-style-name="P1" draw:layer="layout" svg:x1="0.1cm" svg:y1="11cm" svg:x2="27cm" svg:y2="11.1cm">
            <text:p text:style-name="P1">ENABLE</text:p>
          </draw:line>
          <draw:line draw:style-name="gr7" draw:text-style-name="P1" draw:layer="layout" svg:x1="2.5cm" svg:y1="11cm" svg:x2="2.5cm" svg:y2="11.6cm">
            <text:p/>
          </draw:line>
          <draw:line draw:style-name="gr7" draw:text-style-name="P1" draw:layer="layout" svg:x1="10cm" svg:y1="11cm" svg:x2="10cm" svg:y2="11.6cm">
            <text:p/>
          </draw:line>
          <draw:line draw:style-name="gr7" draw:text-style-name="P1" draw:layer="layout" svg:x1="17.8cm" svg:y1="11cm" svg:x2="17.8cm" svg:y2="11.8cm">
            <text:p/>
          </draw:line>
          <draw:line draw:style-name="gr7" draw:text-style-name="P1" draw:layer="layout" svg:x1="24cm" svg:y1="11cm" svg:x2="24cm" svg:y2="11.9cm">
            <text:p/>
          </draw:line>
          <draw:custom-shape draw:style-name="gr4" draw:text-style-name="P1" xml:id="id16" draw:id="id16" draw:layer="layout" svg:width="3cm" svg:height="0.8cm" draw:transform="rotate (-1.5707963267949) translate (18.3cm 11.8cm)">
            <text:p text:style-name="P1">Xor Enable</text:p>
            <draw:enhanced-geometry svg:viewBox="0 0 21600 21600" draw:type="rectangle" draw:enhanced-path="M 0 0 L 21600 0 21600 21600 0 21600 0 0 Z N"/>
          </draw:custom-shape>
          <draw:connector draw:style-name="gr13" draw:text-style-name="P1" draw:layer="layout" draw:line-skew="3.15cm" svg:x1="26.6cm" svg:y1="13.15cm" svg:x2="17.9cm" svg:y2="14.8cm" draw:start-shape="id15" draw:start-glue-point="3" draw:end-shape="id16" draw:end-glue-point="1" svg:d="m26600 13150h500v2199h-9200v-549">
            <text:p/>
          </draw:connector>
          <draw:frame draw:style-name="gr10" draw:text-style-name="P3" draw:layer="layout" svg:width="1.3cm" svg:height="0.75cm" svg:x="2.1cm" svg:y="10.3cm">
            <draw:text-box>
              <text:p text:style-name="P3"><text:span text:style-name="T2">X^0+</text:span></text:p>
            </draw:text-box>
          </draw:frame>
          <draw:frame draw:style-name="gr10" draw:text-style-name="P3" draw:layer="layout" svg:width="1.3cm" svg:height="0.75cm" svg:x="9.3cm" svg:y="10.15cm">
            <draw:text-box>
              <text:p text:style-name="P3"><text:span text:style-name="T2">X^2+</text:span></text:p>
            </draw:text-box>
          </draw:frame>
          <draw:frame draw:style-name="gr10" draw:text-style-name="P3" draw:layer="layout" svg:width="1.3cm" svg:height="0.75cm" svg:x="17.2cm" svg:y="10.2cm">
            <draw:text-box>
              <text:p text:style-name="P3"><text:span text:style-name="T2">X^4+</text:span></text:p>
            </draw:text-box>
          </draw:frame>
          <draw:frame draw:style-name="gr10" draw:text-style-name="P3" draw:layer="layout" svg:width="1.3cm" svg:height="0.75cm" svg:x="23.2cm" svg:y="10.2cm">
            <draw:text-box>
              <text:p text:style-name="P3"><text:span text:style-name="T2">X^8+</text:span></text:p>
            </draw:text-box>
          </draw:frame>
        </draw:g>
        <draw:frame draw:style-name="gr16" draw:text-style-name="P2" draw:layer="layout" svg:width="27.7cm" svg:height="1.85cm" svg:x="1cm" svg:y="16.4cm">
          <draw:text-box>
            <text:p text:style-name="P2"><text:span text:style-name="T1">Se Enable è basso gli xor fanno passare il segnale in ingresso (IN e le uscite dei FFD) in modo trasparen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auto-grow-heigh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image-width="0cm" draw:fill-image-height="0cm" draw:textarea-vertical-align="bottom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KG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9:04:48</meta:creation-date>
    <dc:date>2012-12-21T18:21:02</dc:date>
    <meta:editing-duration>PT54M37S</meta:editing-duration>
    <meta:editing-cycles>5</meta:editing-cycles>
    <meta:generator>LibreOffice/3.6$Linux_X86_64 LibreOffice_project/360m1$Build-2</meta:generator>
    <meta:document-statistic meta:object-count="96"/>
  </office:meta>
</office:document-meta>
</file>